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text-position="0% 100%"/>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sub 58%"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98329211177578115" text:style-name="L1">
        <text:list-item>
          <text:p text:style-name="P1">CPU Scheduling</text:p>
          <text:list>
            <text:list-item>
              <text:p text:style-name="P1">What and Why?</text:p>
              <text:list>
                <text:list-item>
                  <text:p text:style-name="P1">Why?</text:p>
                  <text:list>
                    <text:list-item>
                      <text:p text:style-name="P1">At first, was to share an expensive resource via multiprogramming</text:p>
                    </text:list-item>
                    <text:list-item>
                      <text:p text:style-name="P1">Now to perform concurrent tasks because the processor is powerful enough</text:p>
                    </text:list-item>
                    <text:list-item>
                      <text:p text:style-name="P1">Future looks like the past as well as now</text:p>
                      <text:list>
                        <text:list-item>
                          <text:p text:style-name="P1">Computing utility – large data/processing centers use multiprogramming to maximize resource utilization</text:p>
                        </text:list-item>
                        <text:list-item>
                          <text:p text:style-name="P1">Systems still powerful enough for each user to run multiple concurrent tasks</text:p>
                        </text:list-item>
                      </text:list>
                    </text:list-item>
                  </text:list>
                </text:list-item>
              </text:list>
            </text:list-item>
            <text:list-item>
              <text:p text:style-name="P1">Assumptions</text:p>
              <text:list>
                <text:list-item>
                  <text:p text:style-name="P1">Pool of jobs contending for the CPU</text:p>
                </text:list-item>
                <text:list-item>
                  <text:p text:style-name="P1">Jobs are independent and compete for resources</text:p>
                  <text:list>
                    <text:list-item>
                      <text:p text:style-name="P1">Not true for all systems/scenarios</text:p>
                    </text:list-item>
                  </text:list>
                </text:list-item>
                <text:list-item>
                  <text:p text:style-name="P1">Scheduler mediates between jobs to optimize some performance criterion</text:p>
                </text:list-item>
              </text:list>
            </text:list-item>
            <text:list-item>
              <text:p text:style-name="P1">What do we optimize?</text:p>
              <text:list>
                <text:list-item>
                  <text:p text:style-name="P1">System oriented metrics</text:p>
                  <text:list>
                    <text:list-item>
                      <text:p text:style-name="P1">Processor utilization: percentage of time the processor is busy</text:p>
                    </text:list-item>
                    <text:list-item>
                      <text:p text:style-name="P1">Throughput: number of processes completed per unit of time</text:p>
                    </text:list-item>
                  </text:list>
                </text:list-item>
                <text:list-item>
                  <text:p text:style-name="P1">User oriented metrics</text:p>
                  <text:list>
                    <text:list-item>
                      <text:p text:style-name="P1">Turnaround time: interval of time between submission and termination (including any time spent waiting)</text:p>
                      <text:list>
                        <text:list-item>
                          <text:p text:style-name="P1">Appropriate for batch jobs</text:p>
                        </text:list-item>
                      </text:list>
                    </text:list-item>
                    <text:list-item>
                      <text:p text:style-name="P1">Response time: for interactive jobs, time from the submission of a request until the response begins to be received</text:p>
                    </text:list-item>
                    <text:list-item>
                      <text:p text:style-name="P1">Deadlines: when process completion deadlines are specified, the percentage of deadlines met must be promoted</text:p>
                    </text:list-item>
                  </text:list>
                </text:list-item>
              </text:list>
            </text:list-item>
            <text:list-item>
              <text:p text:style-name="P1">Design space</text:p>
              <text:list>
                <text:list-item>
                  <text:p text:style-name="P1">Two dimensions</text:p>
                  <text:list>
                    <text:list-item>
                      <text:p text:style-name="P1">Selection function</text:p>
                      <text:list>
                        <text:list-item>
                          <text:p text:style-name="P1">Which of the ready jobs should be run next?</text:p>
                        </text:list-item>
                      </text:list>
                    </text:list-item>
                    <text:list-item>
                      <text:p text:style-name="P1">Preemption</text:p>
                      <text:list>
                        <text:list-item>
                          <text:p text:style-name="P1">Preemptive: currently running job may be interrupted and moved to ready state</text:p>
                        </text:list-item>
                        <text:list-item>
                          <text:p text:style-name="P1">Non-preemptive: once a process is in running state, it continues to execute until it terminates or blocks</text:p>
                        </text:list-item>
                      </text:list>
                    </text:list-item>
                  </text:list>
                </text:list-item>
                <text:list-item>
                  <text:p text:style-name="P1">Job Behavior</text:p>
                  <text:list>
                    <text:list-item>
                      <text:p text:style-name="P1">IO Bound Jobs</text:p>
                      <text:list>
                        <text:list-item>
                          <text:p text:style-name="P1">Perform lots of IO, tend to have short CPU bursts</text:p>
                        </text:list-item>
                      </text:list>
                    </text:list-item>
                    <text:list-item>
                      <text:p text:style-name="P1">CPU Bound Jobs</text:p>
                      <text:list>
                        <text:list-item>
                          <text:p text:style-name="P1">Perform very little IO, have very long CPU bursts</text:p>
                        </text:list-item>
                      </text:list>
                    </text:list-item>
                  </text:list>
                </text:list-item>
              </text:list>
            </text:list-item>
            <text:list-item>
              <text:p text:style-name="P1">Short term CPU Scheduler</text:p>
              <text:list>
                <text:list-item>
                  <text:p text:style-name="P1">Select from among the processes in memory that are ready to execute, allocate the CPU to one of them</text:p>
                </text:list-item>
                <text:list-item>
                  <text:p text:style-name="P1">CPU scheduling decisions may take place when a process:</text:p>
                  <text:list>
                    <text:list-item>
                      <text:p text:style-name="P1">Switches from running to waiting</text:p>
                    </text:list-item>
                    <text:list-item>
                      <text:p text:style-name="P1">Switches from running to ready</text:p>
                    </text:list-item>
                    <text:list-item>
                      <text:p text:style-name="P1"><text:soft-page-break/>Switches from waiting to ready</text:p>
                    </text:list-item>
                    <text:list-item>
                      <text:p text:style-name="P1">Terminates</text:p>
                    </text:list-item>
                  </text:list>
                </text:list-item>
              </text:list>
            </text:list-item>
            <text:list-item>
              <text:p text:style-name="P1">Dispatcher</text:p>
              <text:list>
                <text:list-item>
                  <text:p text:style-name="P1">The dispatcher module gives control of the CPU to the process selected by the short term scheduler, which involves:</text:p>
                  <text:list>
                    <text:list-item>
                      <text:p text:style-name="P1">Switching context</text:p>
                    </text:list-item>
                    <text:list-item>
                      <text:p text:style-name="P1">Switching to user mode</text:p>
                    </text:list-item>
                    <text:list-item>
                      <text:p text:style-name="P1">Jumping to the proper location in the user program to restart that program</text:p>
                    </text:list-item>
                  </text:list>
                </text:list-item>
                <text:list-item>
                  <text:p text:style-name="P1">Dispatch latency – the time it takes for the dispatcher to stop one process and start another running</text:p>
                </text:list-item>
              </text:list>
            </text:list-item>
            <text:list-item>
              <text:p text:style-name="P1">First Come First Served (FCFS) Scheduling</text:p>
              <text:list>
                <text:list-item>
                  <text:p text:style-name="P2">Example:</text:p>
                  <text:list>
                    <text:list-item>
                      <text:p text:style-name="P2">P1 → burst time 24, P2 → bt 3, P3 → bt 3</text:p>
                    </text:list-item>
                    <text:list-item>
                      <text:p text:style-name="P2">If they arrive in sequential order (1, 2, 3)...</text:p>
                      <text:list>
                        <text:list-item>
                          <text:p text:style-name="P2">Waiting time for P1 = 0, P2 = 24, P3 = 27</text:p>
                        </text:list-item>
                        <text:list-item>
                          <text:p text:style-name="P2">Average wait = (0 + 24 + 27)/3 = 17</text:p>
                        </text:list-item>
                      </text:list>
                    </text:list-item>
                    <text:list-item>
                      <text:p text:style-name="P2">If they arrive in the order 2, 3, 1...</text:p>
                      <text:list>
                        <text:list-item>
                          <text:p text:style-name="P2">Waiting time for P1 = 6, p2 = 0, p3 = 3</text:p>
                        </text:list-item>
                        <text:list-item>
                          <text:p text:style-name="P2">Average wait = (6 + 0 + 3)/3 = 3</text:p>
                        </text:list-item>
                        <text:list-item>
                          <text:p text:style-name="P2">Better than previous case</text:p>
                        </text:list-item>
                      </text:list>
                    </text:list-item>
                  </text:list>
                </text:list-item>
                <text:list-item>
                  <text:p text:style-name="P2">Convoy Effect: when short processes are executed behind a long process</text:p>
                </text:list-item>
              </text:list>
            </text:list-item>
            <text:list-item>
              <text:p text:style-name="P2">Shortest Job First (SJF) Scheduling</text:p>
              <text:list>
                <text:list-item>
                  <text:p text:style-name="P2">Associate with each process the length of it's next CPU burst</text:p>
                  <text:list>
                    <text:list-item>
                      <text:p text:style-name="P2">Use these lengths to schedule the shortest process first</text:p>
                    </text:list-item>
                  </text:list>
                </text:list-item>
                <text:list-item>
                  <text:p text:style-name="P2">Two schemes:</text:p>
                  <text:list>
                    <text:list-item>
                      <text:p text:style-name="P2">Non-preemptive</text:p>
                      <text:list>
                        <text:list-item>
                          <text:p text:style-name="P2">Once CPU given to the process, it cannot be preempted until it completes its CPU burst</text:p>
                        </text:list-item>
                      </text:list>
                    </text:list-item>
                    <text:list-item>
                      <text:p text:style-name="P2">Preemptive</text:p>
                      <text:list>
                        <text:list-item>
                          <text:p text:style-name="P2">If a new process arrives with CPU burst length less than remaining time of current executing process, preempt. This scheme is known as the Shortest Remaining Time First (SRTF)</text:p>
                        </text:list-item>
                      </text:list>
                    </text:list-item>
                  </text:list>
                </text:list-item>
                <text:list-item>
                  <text:p text:style-name="P2">SJF is optimal – gives minimum average waiting time for a given set of processes</text:p>
                </text:list-item>
                <text:list-item>
                  <text:p text:style-name="P2">Non-preemptive SJF</text:p>
                  <text:list>
                    <text:list-item>
                      <text:p text:style-name="P2">P1 → arrival 0.0 → burst 7, P2 → 2.0 → 4, P3 → 4.0 → 1, P4 → 5.0 → 4</text:p>
                    </text:list-item>
                    <text:list-item>
                      <text:p text:style-name="P2">If they arrive in order 1, 3, 2, 4...</text:p>
                      <text:list>
                        <text:list-item>
                          <text:p text:style-name="P2">Average waiting time = (0 + 6 + 3 + 7)/4 = 4</text:p>
                        </text:list-item>
                      </text:list>
                    </text:list-item>
                  </text:list>
                </text:list-item>
                <text:list-item>
                  <text:p text:style-name="P2">Preemptive SJF</text:p>
                  <text:list>
                    <text:list-item>
                      <text:p text:style-name="P2">P1 → arrival 0.0 → burst 7, P2 → 2.0 → 4, P3 → 4.0 → 1, P4 → 5.0 → 4</text:p>
                    </text:list-item>
                    <text:list-item>
                      <text:p text:style-name="P2">If they arrive in the order 1, 3, 2, 4</text:p>
                      <text:list>
                        <text:list-item>
                          <text:p text:style-name="P2">Average waiting time = (9 + 1 + 0 + 2)/4 = 3</text:p>
                        </text:list-item>
                      </text:list>
                    </text:list-item>
                  </text:list>
                </text:list-item>
              </text:list>
            </text:list-item>
            <text:list-item>
              <text:p text:style-name="P2">Determining length of next CPU Burst</text:p>
              <text:list>
                <text:list-item>
                  <text:p text:style-name="P2">Can only estimate the length</text:p>
                </text:list-item>
                <text:list-item>
                  <text:p text:style-name="P2">Can be done by using the length of previous CPU bursts, using exponential averaging</text:p>
                  <text:list>
                    <text:list-item>
                      <text:p text:style-name="P2">t<text:span text:style-name="T1">n</text:span> = actual length of nth CPU burst</text:p>
                    </text:list-item>
                    <text:list-item>
                      <text:p text:style-name="P2"><text:soft-page-break/>T<text:span text:style-name="T1">n+1</text:span> = predicted value for the next CPU burst</text:p>
                    </text:list-item>
                    <text:list-item>
                      <text:p text:style-name="P2">a, 0 &lt;= a &lt;= 1</text:p>
                    </text:list-item>
                    <text:list-item>
                      <text:p text:style-name="P2">Define:</text:p>
                      <text:list>
                        <text:list-item>
                          <text:p text:style-name="P2">T<text:span text:style-name="T1">n+1</text:span> = a t<text:span text:style-name="T1">n</text:span> + (1-a)T<text:span text:style-name="T1">n</text:span></text:p>
                        </text:list-item>
                      </text:list>
                    </text:list-item>
                  </text:list>
                </text:list-item>
              </text:list>
            </text:list-item>
            <text:list-item>
              <text:p text:style-name="P2">Round Robin (RR)</text:p>
              <text:list>
                <text:list-item>
                  <text:p text:style-name="P2">Each process gets a small unit of CPU time (time quantum), usually 1-50 ms. After this time has elapsed, the process is preempted and added to the end of the ready queue</text:p>
                </text:list-item>
                <text:list-item>
                  <text:p text:style-name="P2">If there are n processes in the ready queue and the time quantum is q, then each process gets 1/n of the CPU time in chunks of at most q time units at once. No process waits more than (n-1)q time units</text:p>
                </text:list-item>
                <text:list-item>
                  <text:p text:style-name="P2">Performance</text:p>
                  <text:list>
                    <text:list-item>
                      <text:p text:style-name="P2">Large q → First in first out</text:p>
                    </text:list-item>
                    <text:list-item>
                      <text:p text:style-name="P2">Small q → q must be large with respect to context switch, otherwise overhead is too high</text:p>
                    </text:list-item>
                  </text:list>
                </text:list-item>
                <text:list-item>
                  <text:p text:style-name="P2">Typically higher average turnaround than SJF, but better response time</text:p>
                </text:list-item>
              </text:list>
            </text:list-item>
            <text:list-item>
              <text:p text:style-name="P2">Priority Scheduling</text:p>
              <text:list>
                <text:list-item>
                  <text:p text:style-name="P2">A priority number (integer) is associated with each process</text:p>
                </text:list-item>
                <text:list-item>
                  <text:p text:style-name="P2">The CPU is allocated to the process with the highest priority (smaller integer, higher priority)</text:p>
                  <text:list>
                    <text:list-item>
                      <text:p text:style-name="P2">Preemptive</text:p>
                    </text:list-item>
                    <text:list-item>
                      <text:p text:style-name="P2">Non-preemptive</text:p>
                    </text:list-item>
                  </text:list>
                </text:list-item>
                <text:list-item>
                  <text:p text:style-name="P2">SJF is a priority scheduling policy where priority is the predicted next CPU burst time</text:p>
                </text:list-item>
                <text:list-item>
                  <text:p text:style-name="P2">Problem = starvation – low priority processes may never execute</text:p>
                </text:list-item>
                <text:list-item>
                  <text:p text:style-name="P2">Solution = aging – as time progresses increase the priority of the process</text:p>
                </text:list-item>
              </text:list>
            </text:list-item>
            <text:list-item>
              <text:p text:style-name="P2">Multilevel Queue</text:p>
              <text:list>
                <text:list-item>
                  <text:p text:style-name="P2">Ready queue is partitioned into separate queues</text:p>
                  <text:list>
                    <text:list-item>
                      <text:p text:style-name="P2">Foreground (interactive) and background (batch)</text:p>
                    </text:list-item>
                  </text:list>
                </text:list-item>
                <text:list-item>
                  <text:p text:style-name="P2">Each queue has it's own scheduling algorithm</text:p>
                  <text:list>
                    <text:list-item>
                      <text:p text:style-name="P2">Foreground (RR), background (FCFS)</text:p>
                    </text:list-item>
                  </text:list>
                </text:list-item>
                <text:list-item>
                  <text:p text:style-name="P2">Scheduling must be done between the queues</text:p>
                  <text:list>
                    <text:list-item>
                      <text:p text:style-name="P2">Fixed priority scheduling: serve all from foreground, then from background</text:p>
                      <text:list>
                        <text:list-item>
                          <text:p text:style-name="P2">High possibility of starvation</text:p>
                        </text:list-item>
                      </text:list>
                    </text:list-item>
                    <text:list-item>
                      <text:p text:style-name="P2">Time slice: each queue gets a certain amount of CPU time which it can schedule amongst its processes</text:p>
                      <text:list>
                        <text:list-item>
                          <text:p text:style-name="P2">ie: 80% to foreground in RR, 20% to background in FCFS</text:p>
                        </text:list-item>
                      </text:list>
                    </text:list-item>
                  </text:list>
                </text:list-item>
              </text:list>
            </text:list-item>
            <text:list-item>
              <text:p text:style-name="P2">Multilevel Feedback Queue</text:p>
              <text:list>
                <text:list-item>
                  <text:p text:style-name="P2">A process can move between various queues, and aging can be implemented this way</text:p>
                </text:list-item>
                <text:list-item>
                  <text:p text:style-name="P2">Multilevel Feedback Queue scheduler defined by the following parameters:</text:p>
                  <text:list>
                    <text:list-item>
                      <text:p text:style-name="P2">Number of queues</text:p>
                    </text:list-item>
                    <text:list-item>
                      <text:p text:style-name="P2">Scheduling algorithms for each queue</text:p>
                    </text:list-item>
                    <text:list-item>
                      <text:p text:style-name="P2">Method used to determine when to upgrade/demote a process</text:p>
                    </text:list-item>
                    <text:list-item>
                      <text:p text:style-name="P2">Method used to determine which queue a process will enter when that process needs service</text:p>
                    </text:list-item>
                  </text:list>
                </text:list-item>
                <text:list-item>
                  <text:p text:style-name="P2">Example: three queues</text:p>
                  <text:list>
                    <text:list-item>
                      <text:p text:style-name="P2">Q<text:span text:style-name="T5">0 → time quantum 8ms, Q1 → time quantum 16ms, Q2 → FCFS</text:span></text:p>
                    </text:list-item>
                    <text:list-item>
                      <text:p text:style-name="P2"><text:soft-page-break/><text:span text:style-name="T5">A new job enters Q0, if it doesn't finish in 8ms, it goes to queue Q1, if it doesn't finish in 16ms when it reaches Q1,it is preempted and moved to Q2 where the job is scheduled according to FCFS</text:span></text:p>
                    </text:list-item>
                  </text:list>
                </text:list-item>
              </text:list>
            </text:list-item>
            <text:list-item>
              <text:p text:style-name="P2"><text:span text:style-name="T5">Traditional UNIX Scheduling</text:span></text:p>
              <text:list>
                <text:list-item>
                  <text:p text:style-name="P2"><text:span text:style-name="T5">Multilevel feedback queues</text:span></text:p>
                  <text:list>
                    <text:list-item>
                      <text:p text:style-name="P2"><text:span text:style-name="T5">128 priorities possible, 0-127. 0 is the highest importance</text:span></text:p>
                    </text:list-item>
                    <text:list-item>
                      <text:p text:style-name="P2"><text:span text:style-name="T5">1 Round Robin queue per priority</text:span></text:p>
                    </text:list-item>
                    <text:list-item>
                      <text:p text:style-name="P2"><text:span text:style-name="T5">At every scheduling event, the scheduler picks the highest priority non-empty queue, and runs jobs in round-robin (HIGH PRIORITY = LOW Q#)</text:span></text:p>
                    </text:list-item>
                  </text:list>
                </text:list-item>
                <text:list-item>
                  <text:p text:style-name="P2"><text:span text:style-name="T5">Scheduling events</text:span></text:p>
                  <text:list>
                    <text:list-item>
                      <text:p text:style-name="P2"><text:span text:style-name="T5">Clock interrupt → process gives up CPU → IO completion → process termination</text:span></text:p>
                    </text:list-item>
                  </text:list>
                </text:list-item>
                <text:list-item>
                  <text:p text:style-name="P2"><text:span text:style-name="T5">All processes assigned a baseline priority based on the type and current execution status</text:span></text:p>
                </text:list-item>
                <text:list-item>
                  <text:p text:style-name="P2"><text:span text:style-name="T5">At scheduling events, all process priorities are adjusted based on the amount of CPU used, the current load, and how long the process has been waiting</text:span></text:p>
                </text:list-item>
                <text:list-item>
                  <text:p text:style-name="P2"><text:span text:style-name="T5">Most processes are not running/ready, so lots of computing shortcuts are used when computing new priorities</text:span></text:p>
                </text:list-item>
              </text:list>
            </text:list-item>
            <text:list-item>
              <text:p text:style-name="P2"><text:span text:style-name="T5">UNIX Priority Calculation</text:span></text:p>
              <text:list>
                <text:list-item>
                  <text:p text:style-name="P2"><text:span text:style-name="T5">Every 4 clock ticks a process priority is updated:</text:span></text:p>
                  <text:list>
                    <text:list-item>
                      <text:p text:style-name="P2"><text:span text:style-name="T5">Priority = Baseline + [utilization/4] + 2NiceFactor</text:span></text:p>
                    </text:list-item>
                  </text:list>
                </text:list-item>
                <text:list-item>
                  <text:p text:style-name="P2"><text:span text:style-name="T5">The utilization is incremented by 1 every clock tick during which the process is running</text:span></text:p>
                </text:list-item>
                <text:list-item>
                  <text:p text:style-name="P2"><text:span text:style-name="T5">The NiceFactor allows some control of job priority. It can be set from -20 to 20</text:span></text:p>
                </text:list-item>
                <text:list-item>
                  <text:p text:style-name="P2"><text:span text:style-name="T5">Jobs using a lot of CPU increase the priority value. Interactive jobs not using much CPU will return to the baseline</text:span></text:p>
                </text:list-item>
                <text:list-item>
                  <text:p text:style-name="P2"><text:span text:style-name="T5">Very long running CPU bound jobs will get “stuck” at lowest priority, causing them to run infrequently</text:span></text:p>
                </text:list-item>
                <text:list-item>
                  <text:p text:style-name="P2"><text:span text:style-name="T5">Decay function used to weight utilization to recent CPU usage</text:span></text:p>
                </text:list-item>
                <text:list-item>
                  <text:p text:style-name="P2"><text:span text:style-name="T5">A process's utilization at time t is decayed every second:</text:span></text:p>
                  <text:list>
                    <text:list-item>
                      <text:p text:style-name="P2"><text:span text:style-name="T5">u</text:span><text:span text:style-name="T2">t</text:span><text:span text:style-name="T3"> </text:span><text:span text:style-name="T4">= </text:span><text:span text:style-name="T5">[2load/(2load + 1)] * u</text:span><text:span text:style-name="T2">(t – 1)</text:span><text:span text:style-name="T5"> + NiceFactor</text:span></text:p>
                    </text:list-item>
                  </text:list>
                </text:list-item>
                <text:list-item>
                  <text:p text:style-name="P2"><text:span text:style-name="T5">The system wide load is the average number of runnable jobs during the last 1 second</text:span></text:p>
                </text:list-item>
                <text:list-item>
                  <text:p text:style-name="P2"><text:span text:style-name="T5">Example:</text:span></text:p>
                  <text:list>
                    <text:list-item>
                      <text:p text:style-name="P2"><text:span text:style-name="T5">1 job on CPU, Load will be 1, NF is 0: </text:span></text:p>
                      <text:list>
                        <text:list-item>
                          <text:p text:style-name="P2"><text:span text:style-name="T5">at +1 sec: U1 = 2/3 U0<text:line-break/>at +2 sec: U2 = 2/3 U1 + 2/3 U0 = 2/3 U1 + (2/3)^2U0</text:span></text:p>
                        </text:list-item>
                      </text:list>
                    </text:list-item>
                  </text:list>
                </text:list-item>
              </text:list>
            </text:list-item>
            <text:list-item>
              <text:p text:style-name="P2"><text:span text:style-name="T5">UNIX Priority Reset</text:span></text:p>
              <text:list>
                <text:list-item>
                  <text:p text:style-name="P2"><text:span text:style-name="T5">When a process transitions from blocked to ready state, its priority is set as follows:</text:span></text:p>
                  <text:list>
                    <text:list-item>
                      <text:p text:style-name="P2"><text:span text:style-name="T5">u</text:span><text:span text:style-name="T2">t</text:span><text:span text:style-name="T5"> = [(2load)/(2load + 1)]^tblocked *u</text:span><text:span text:style-name="T2">(t -1 )</text:span></text:p>
                    </text:list-item>
                    <text:list-item>
                      <text:p text:style-name="P2"><text:span text:style-name="T5">tblocked = time a process was blocked</text:span></text:p>
                    </text:list-item>
                  </text:list>
                </text:list-item>
              </text:list>
            </text:list-item>
            <text:list-item>
              <text:p text:style-name="P2"><text:span text:style-name="T5">Scheduling Algorithms</text:span></text:p>
              <text:list>
                <text:list-item>
                  <text:p text:style-name="P2"><text:span text:style-name="T5">FIFO/FCFS is simple, leads to poor average turnaround times. Short processes are delayed by long processes that arrive before them</text:span></text:p>
                </text:list-item>
                <text:list-item>
                  <text:p text:style-name="P2"><text:span text:style-name="T5">SJN and SRT alleviate the problem with FIFO, but require information on the length (service time) of each process. This information is not always available, though it can sometimes be approximated based on past history or user input</text:span></text:p>
                </text:list-item>
                <text:list-item>
                  <text:p text:style-name="P2"><text:span text:style-name="T5">RR achieves good response times, but favors CPU-bound jobs which have longer CPU bursts</text:span></text:p>
                </text:list-item>
                <text:list-item>
                  <text:p text:style-name="P2"><text:span text:style-name="T5">Feedback achieves good response times without info on process length, but more </text:span><text:soft-page-break/><text:span text:style-name="T5">complex than RR</text:span></text:p>
                </text:list-item>
              </text:list>
            </text:list-item>
            <text:list-item>
              <text:p text:style-name="P2"><text:span text:style-name="T5">Multiprocessor Scheduling</text:span></text:p>
              <text:list>
                <text:list-item>
                  <text:p text:style-name="P2"><text:span text:style-name="T5">Several different possibilities </text:span></text:p>
                  <text:list>
                    <text:list-item>
                      <text:p text:style-name="P2"><text:span text:style-name="T5">Load sharing – an idle processor takes the first process out of the ready queue and runs it. Is this a good idea? How can we improve it?</text:span></text:p>
                      <text:list>
                        <text:list-item>
                          <text:p text:style-name="P2"><text:span text:style-name="T5">Poor locality, poor synchronization behavior</text:span></text:p>
                        </text:list-item>
                        <text:list-item>
                          <text:p text:style-name="P2"><text:span text:style-name="T5">Simple, good processor utilization. Affinity or per processor queues can improve the locality issue</text:span></text:p>
                        </text:list-item>
                      </text:list>
                    </text:list-item>
                    <text:list-item>
                      <text:p text:style-name="P2"><text:span text:style-name="T5">Gang scheduling – all processes/threads of each application are scheduled together. Why is this good? Any difficulties?</text:span></text:p>
                      <text:list>
                        <text:list-item>
                          <text:p text:style-name="P2"><text:span text:style-name="T5">Central control, fragmentation, unnecessary processor idle times (two processors with P/2 + 1 threads)</text:span></text:p>
                        </text:list-item>
                        <text:list-item>
                          <text:p text:style-name="P2"><text:span text:style-name="T5">Good synchronization behavior, if careful. Good locality.</text:span></text:p>
                        </text:list-item>
                      </text:list>
                    </text:list-item>
                    <text:list-item>
                      <text:p text:style-name="P2"><text:span text:style-name="T5">Hardware partitions – applications get different parts of the machine. Any problems here?</text:span></text:p>
                      <text:list>
                        <text:list-item>
                          <text:p text:style-name="P2"><text:span text:style-name="T5">Poor utilization for IO intensive applications. Fragmentation – unnecessary processor idle times when partitions left are small</text:span></text:p>
                        </text:list-item>
                        <text:list-item>
                          <text:p text:style-name="P2"><text:span text:style-name="T5">Excellent locality and synchronization behavior</text:span></text:p>
                        </text:list-item>
                      </text:list>
                    </text:list-item>
                  </text:list>
                </text:list-item>
              </text:list>
            </text:list-item>
            <text:list-item>
              <text:p text:style-name="P2"><text:span text:style-name="T5">Network Queuing Models</text:span></text:p>
              <text:list>
                <text:list-item>
                  <text:p text:style-name="P2"><text:span text:style-name="T5">Queuing theory lets us predict avg length of queues, # jobs vs service time</text:span></text:p>
                </text:list-item>
                <text:list-item>
                  <text:p text:style-name="P2"><text:span text:style-name="T5">Little's Law</text:span></text:p>
                  <text:list>
                    <text:list-item>
                      <text:p text:style-name="P2"><text:span text:style-name="T5">Mean # jobs in system = arrival rate x mean response time</text:span></text:p>
                    </text:list-item>
                    <text:list-item>
                      <text:p text:style-name="P2"><text:span text:style-name="T5">Mean # jobs in queue = arrival rate x mean waiting time</text:span></text:p>
                    </text:list-item>
                    <text:list-item>
                      <text:p text:style-name="P2"><text:span text:style-name="T5"># of jobs in system = # jobs in queue + # jobs being serviced</text:span></text:p>
                    </text:list-item>
                    <text:list-item>
                      <text:p text:style-name="P2"><text:span text:style-name="T5">Response time = waiting + service</text:span></text:p>
                    </text:list-item>
                    <text:list-item>
                      <text:p text:style-name="P2"><text:span text:style-name="T5">Waiting time = time between arrival and service</text:span></text:p>
                    </text:list-item>
                    <text:list-item>
                      <text:p text:style-name="P2"><text:span text:style-name="T5">Stability condition: mean arrival rate &lt; #servers x mean service rate per server</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1T19:59:50.50</meta:creation-date>
    <dc:date>2015-10-12T14:17:01.58</dc:date>
    <meta:editing-duration>PT17H25M16S</meta:editing-duration>
    <meta:editing-cycles>2</meta:editing-cycles>
    <meta:generator>OpenOffice.org/3.4.1$Win32 OpenOffice.org_project/341m1$Build-9593</meta:generator>
    <meta:document-statistic meta:table-count="0" meta:image-count="0" meta:object-count="0" meta:page-count="5" meta:paragraph-count="171" meta:word-count="1833" meta:character-count="9690"/>
  </office:meta>
</office:document-meta>
</file>